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0.74pt"/>
    </style:style>
    <style:style style:name="co2" style:family="table-column">
      <style:table-column-properties fo:break-before="auto" style:column-width="123pt"/>
    </style:style>
    <style:style style:name="co3" style:family="table-column">
      <style:table-column-properties fo:break-before="auto" style:column-width="143.69pt"/>
    </style:style>
    <style:style style:name="co4" style:family="table-column">
      <style:table-column-properties fo:break-before="auto" style:column-width="149.24pt"/>
    </style:style>
    <style:style style:name="co5" style:family="table-column">
      <style:table-column-properties fo:break-before="auto" style:column-width="176.14pt"/>
    </style:style>
    <style:style style:name="co6" style:family="table-column">
      <style:table-column-properties fo:break-before="auto" style:column-width="152.39pt"/>
    </style:style>
    <style:style style:name="co7" style:family="table-column">
      <style:table-column-properties fo:break-before="auto" style:column-width="115.91pt"/>
    </style:style>
    <style:style style:name="co8" style:family="table-column">
      <style:table-column-properties fo:break-before="auto" style:column-width="115.06pt"/>
    </style:style>
    <style:style style:name="co9" style:family="table-column">
      <style:table-column-properties fo:break-before="auto" style:column-width="48.39pt"/>
    </style:style>
    <style:style style:name="co10" style:family="table-column">
      <style:table-column-properties fo:break-before="auto" style:column-width="80.16pt"/>
    </style:style>
    <style:style style:name="ro1" style:family="table-row">
      <style:table-row-properties style:row-height="13.49pt" fo:break-before="auto" style:use-optimal-row-height="false"/>
    </style:style>
    <style:style style:name="ro2" style:family="table-row">
      <style:table-row-properties style:row-height="9.75pt" fo:break-before="auto" style:use-optimal-row-height="false"/>
    </style:style>
    <style:style style:name="ro3" style:family="table-row">
      <style:table-row-properties style:row-height="20.24pt" fo:break-before="auto" style:use-optimal-row-height="false"/>
    </style:style>
    <style:style style:name="ro4" style:family="table-row">
      <style:table-row-properties style:row-height="183pt" fo:break-before="auto" style:use-optimal-row-height="false"/>
    </style:style>
    <style:style style:name="ro5" style:family="table-row">
      <style:table-row-properties style:row-height="366.75pt" fo:break-before="auto" style:use-optimal-row-height="false"/>
    </style:style>
    <style:style style:name="ro6" style:family="table-row">
      <style:table-row-properties style:row-height="152.25pt" fo:break-before="auto" style:use-optimal-row-height="false"/>
    </style:style>
    <style:style style:name="ro7" style:family="table-row">
      <style:table-row-properties style:row-height="135.75pt" fo:break-before="auto" style:use-optimal-row-height="false"/>
    </style:style>
    <style:style style:name="ro8" style:family="table-row">
      <style:table-row-properties style:row-height="15pt" fo:break-before="auto" style:use-optimal-row-height="false"/>
    </style:style>
    <style:style style:name="ta1" style:family="table" style:master-page-name="PageStyle_5f_Risk_20_Grid">
      <style:table-properties table:display="true" style:writing-mode="lr-tb"/>
    </style:style>
    <style:style style:name="ce1" style:family="table-cell" style:parent-style-name="Default">
      <style:table-cell-properties fo:border-bottom="none" fo:background-color="#cfe2f3"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ackground-color="#cfe2f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fo:border-bottom="0.74pt solid #000000" fo:background-color="#cfe2f3"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fo:background-color="#d9ead3"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d9ead3"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none" fo:background-color="#cfe2f3"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 style:family="table-cell" style:parent-style-name="Default">
      <style:table-cell-properties fo:background-color="#cfe2f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fo:border-bottom="0.74pt solid #000000" fo:background-color="#cfe2f3"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order-bottom="none" fo:background-color="#cfe2f3"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 style:family="table-cell" style:parent-style-name="Default">
      <style:table-cell-properties fo:border-bottom="none" fo:background-color="#cfe2f3"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fo:border-bottom="0.74pt solid #000000" fo:background-color="#cfe2f3"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isk Grid"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8" table:default-cell-style-name="Default"/>
        <table:table-column table:style-name="co10" table:number-columns-repeated="998" table:default-cell-style-name="Default"/>
        <table:table-row table:style-name="ro1">
          <table:table-cell table:style-name="ce1" office:value-type="string" calcext:value-type="string">
            <text:p>This is a document authored by Andrew Katz, Malcolm Bain, Amanda Brock and Carlo Piana. It was published on the IFOSSLR and via the LN mailing list.</text:p>
          </table:table-cell>
          <table:table-cell table:style-name="ce10" table:number-columns-repeated="6"/>
          <table:table-cell table:style-name="ce16"/>
          <table:table-cell table:style-name="ce19" table:number-columns-repeated="18"/>
          <table:table-cell table:number-columns-repeated="998"/>
        </table:table-row>
        <table:table-row table:style-name="ro1">
          <table:table-cell table:style-name="ce2" office:value-type="string" calcext:value-type="string">
            <text:p>This is Version 11 of the document. It is provided "as-is" under CC0 licensing as per 2019 thread in LN entitled "The Risk Grid - Time for an Update"</text:p>
          </table:table-cell>
          <table:table-cell table:style-name="ce11" table:number-columns-repeated="6"/>
          <table:table-cell table:style-name="ce17"/>
          <table:table-cell table:style-name="ce20" table:number-columns-repeated="18"/>
          <table:table-cell table:number-columns-repeated="998"/>
        </table:table-row>
        <table:table-row table:style-name="ro1">
          <table:table-cell table:style-name="ce3" office:value-type="string" calcext:value-type="string">
            <text:p>View the first public release - Version 8 - on IFOSSLR: https://www.ifosslr.org/index.php/ifosslr/article/view/10</text:p>
          </table:table-cell>
          <table:table-cell table:style-name="ce12" table:number-columns-repeated="6"/>
          <table:table-cell table:style-name="ce18"/>
          <table:table-cell table:style-name="ce20" table:number-columns-repeated="18"/>
          <table:table-cell table:number-columns-repeated="998"/>
        </table:table-row>
        <table:table-row table:style-name="ro2">
          <table:table-cell table:style-name="ce4" table:number-columns-repeated="8"/>
          <table:table-cell table:style-name="ce21" table:number-columns-repeated="18"/>
          <table:table-cell table:number-columns-repeated="998"/>
        </table:table-row>
        <table:table-row table:style-name="ro3">
          <table:table-cell table:style-name="ce5" office:value-type="string" calcext:value-type="string">
            <text:p>Issue</text:p>
          </table:table-cell>
          <table:table-cell table:style-name="ce5" office:value-type="string" calcext:value-type="string">
            <text:p>Commentary</text:p>
          </table:table-cell>
          <table:table-cell table:style-name="ce5" office:value-type="string" calcext:value-type="string">
            <text:p>Who is best placed to bear risk?</text:p>
          </table:table-cell>
          <table:table-cell table:style-name="ce5" office:value-type="string" calcext:value-type="string">
            <text:p>Best mechanism to tackle risk</text:p>
          </table:table-cell>
          <table:table-cell table:style-name="ce5" office:value-type="string" calcext:value-type="string">
            <text:p>Sample Wording</text:p>
          </table:table-cell>
          <table:table-cell table:style-name="ce5" office:value-type="string" calcext:value-type="string">
            <text:p>Supplier's Arguments</text:p>
          </table:table-cell>
          <table:table-cell table:style-name="ce5" office:value-type="string" calcext:value-type="string">
            <text:p>Customer's arguments</text:p>
          </table:table-cell>
          <table:table-cell table:style-name="ce5" office:value-type="string" calcext:value-type="string">
            <text:p>Comments</text:p>
          </table:table-cell>
          <table:table-cell table:style-name="ce21" table:number-columns-repeated="18"/>
          <table:table-cell table:number-columns-repeated="998"/>
        </table:table-row>
        <table:table-row table:style-name="ro4">
          <table:table-cell table:style-name="ce6" office:value-type="string" calcext:value-type="string">
            <text:p>Supplier-created code infringes copyright</text:p>
          </table:table-cell>
          <table:table-cell table:style-name="ce13" office:value-type="string" calcext:value-type="string">
            <text:p>The risk of detection of infringement is easier for [F/OSS] (as the code is more readily available for comparison purposes, especially if the code is GPL and re-distributed, but the ability of the customer to mitigate its loss is greater, as it automatically has access to the source code, to enable it to re-engineer infringing code itself if the Supplier will not or cannot do so.</text:p>
          </table:table-cell>
          <table:table-cell table:style-name="ce13" office:value-type="string" calcext:value-type="string">
            <text:p>Supplier</text:p>
          </table:table-cell>
          <table:table-cell table:style-name="ce13" office:value-type="string" calcext:value-type="string">
            <text:p>Indemnity/warranty from Supplier. Supplier has right to <text:s/>rewrite infringing code. Version control system (VCS) shared repository and allowing audit rights</text:p>
          </table:table-cell>
          <table:table-cell table:style-name="ce13" office:value-type="string" calcext:value-type="string">
            <text:p>The Supplier warrants that it has title to all Supplier-Created Code and that its delivery [assignment/licence] to the Customer and use in accordance with this Agreement does not infringe the [copyright] of any third party.</text:p>
          </table:table-cell>
          <table:table-cell table:style-name="ce13" office:value-type="string" calcext:value-type="string">
            <text:p>No good ones</text:p>
          </table:table-cell>
          <table:table-cell table:style-name="ce13" office:value-type="string" calcext:value-type="string">
            <text:p>Supplier is in control of code creation, and should therefore be liable for third party infringements. Supplier should use a common source code repository, to which Customer may be given access.</text:p>
          </table:table-cell>
          <table:table-cell table:style-name="ce13" office:value-type="string" calcext:value-type="string">
            <text:p>Note that supplier-created code may in practice amount to <text:s/>amendments to existing publicly available code (and create a derivative work of that code). In that case, the row below (publicly available code infringes copyright) would be more appropriately apply)</text:p>
          </table:table-cell>
          <table:table-cell table:style-name="ce21" table:number-columns-repeated="18"/>
          <table:table-cell table:number-columns-repeated="998"/>
        </table:table-row>
        <table:table-row table:style-name="ro1">
          <table:table-cell table:style-name="ce6" office:value-type="string" calcext:value-type="string">
            <text:p>Publicly-available code (i.e. code acquired from third parties under a [F/OSS] licence, and incorporated into the software) infringes third party copyright.</text:p>
          </table:table-cell>
          <table:table-cell table:style-name="ce13" office:value-type="string" calcext:value-type="string">
            <text:p>One risk is that the <text:s/>publicly available code selected is inherently infringing (i.e. there is a provenance issue), or alternatively, the component is available under a [F/OSS] licence, but not the one attached to it. Note that “publicly available code” will include publicly available code that has been amended by the Supplier to create a derivative work.</text:p>
          </table:table-cell>
          <table:table-cell table:style-name="ce13" office:value-type="string" calcext:value-type="string">
            <text:p>Varies from project to project. If the Customer specifies use of a specific component, then it should be liable for claims in relation to that component. If the Supplier selects the components, there is a stronger argument that the Supplier should bear some of the risk, or at least take care in the selection process.</text:p>
          </table:table-cell>
          <table:table-cell table:style-name="ce13" office:value-type="string" calcext:value-type="string">
            <text:p>Warranty or indemnity from the Supplier, to encourage Supplier to take care in source selection. A list of agreed sources of code may give the Customer comfort (even if this is by no means conclusive), and may encourage the Supplier to take fewer risks in terms of provenance. Further, if code is obtained from recognised locations, it is more likely to be heavily reused, and therefore there is, arguably, <text:s/>safety in numbers (i.e. the code has been used many times before and there hasn't been a claim yet), and also the likelihood that if it is found to be infringing, the community will generate a non-infringing alternative</text:p>
          </table:table-cell>
          <table:table-cell table:style-name="ce13" office:value-type="string" calcext:value-type="string">
            <text:p>The Supplier warrants that each component of Publicly Available Code incorporated in the Software has been acquired solely from the locations listed in Appendix [1] and that the source of each such acquisition shall be accurately documented [as set out in Appendix [2]]. [The Supplier further confirms that it has compiled, [with reasonable skill and care], documentation required by the licence[s] applicable to the Publicly Available Code and will provide it to the Customer in order to enable the Customer to comply with [the notice and disclaimer] conditions applicable to such licence[s]]</text:p>
          </table:table-cell>
          <table:table-cell table:style-name="ce13" office:value-type="string" calcext:value-type="string">
            <text:p>Each Customer has a different appetite for risk. Requiring <text:s/>the Customer to document how it regards the risk of accessing code from different locations, gives the Supplier more information on which to base an accurate price for the job. Alternatively, Supplier may want to give the Customer the option of a cheaper price by doing “quick and dirty” development by scraping code from anywhere, without provenance checking, providing that the Customer takes the risk. In any case, this clause as drafted could prove unduly restrictive for the Supplier. There are vast amounts of quality code available from “grey” sites. Also, is “reasonable skill and care” capable of consistent interpretation given the state of the art? Koders.com contains plenty of roll-your own licences, for example. Also, just because something is on sourceforge.net does not mean that it is necessarily of any better provenance than elsewhere.</text:p>
          </table:table-cell>
          <table:table-cell table:style-name="ce13" office:value-type="string" calcext:value-type="string">
            <text:p>Supplier is contracting to supply IPR, and should bear all the risk. How Supplier intends to source IPR should not be Customer's issue. In any event, where the Supplier is actively choosing the code to use, provenance checking should be a selection criterion.</text:p>
          </table:table-cell>
          <table:table-cell table:style-name="ce13" office:value-type="string" calcext:value-type="string">
            <text:p>Infringement can occur either because the infringing code is not available under any [F/OSS] licence (e.g. it is derived from proprietary code), or because it is not available under the licence supposedly attached to it (e.g. it is available under the GPL, but appears to be available under the BSD). It may also occur because the code has not been released by complying with the appropriate notices in the licences (e.g. copyright notices, disclaimers). These are reasonably easy to correct.</text:p>
          </table:table-cell>
          <table:table-cell table:style-name="ce21" table:number-columns-repeated="18"/>
          <table:table-cell table:number-columns-repeated="998"/>
        </table:table-row>
        <table:table-row table:style-name="ro1">
          <table:table-cell table:style-name="ce6"/>
          <table:table-cell table:style-name="ce13" office:value-type="string" calcext:value-type="string">
            <text:p>Another risk is that the Customer (as opposed to the Supplier) may specify the use of specific [F/OSS] components, and in using these components faces a similar issue as above, though with a different context for allocating potential liability.</text:p>
          </table:table-cell>
          <table:table-cell table:style-name="ce13" office:value-type="string" calcext:value-type="string">
            <text:p>If the Supplier selects the components, there is a stronger argument that the Supplier should bear some of the risk, or at least take care in the selection process. <text:s/>If the Customer performs this selection, the opposite is true.</text:p>
          </table:table-cell>
          <table:table-cell table:style-name="ce13" office:value-type="string" calcext:value-type="string">
            <text:p>Customer takes all risks relating to the nominated code.</text:p>
          </table:table-cell>
          <table:table-cell table:style-name="ce13" office:value-type="string" calcext:value-type="string">
            <text:p>The Customer acknowledges, notwithstanding any other provision of this Agreement, that the Supplier shall not be responsible for any claim, cost or expense howsoever arising from the Supplier's incorporation, use of, modification of, linking <text:s/>to <text:s/>the Customer's Specified Components [and the Customer shall indemnify the Supplier for any cost, claim or expense arising therefrom].</text:p>
          </table:table-cell>
          <table:table-cell table:style-name="ce13" office:value-type="string" calcext:value-type="string">
            <text:p>The Supplier's choice of component is restricted, and therefore it should not be held liable for such use.</text:p>
          </table:table-cell>
          <table:table-cell table:style-name="ce13" table:number-columns-repeated="2"/>
          <table:table-cell table:style-name="ce21" table:number-columns-repeated="18"/>
          <table:table-cell table:number-columns-repeated="998"/>
        </table:table-row>
        <table:table-row table:style-name="ro1">
          <table:table-cell table:style-name="ce7"/>
          <table:table-cell table:style-name="ce13" office:value-type="string" calcext:value-type="string">
            <text:p>It is possible to explicitly address the risk of publicly available code not being available under the licence apparently attached to it, and instead actually falling under a different licence and potentially incompatible licence.</text:p>
          </table:table-cell>
          <table:table-cell table:style-name="ce13" office:value-type="string" calcext:value-type="string">
            <text:p>This is similar to the provenance issue, in that the Customer's use/modification/distribution of the Software may infringe third party rights, but in this case, infringement may depend on the Customer's intended out-licence or intended use of the Software. This wording contains an option which limits the Supplier's obligations to checking that the components' attached licences are on an approved list, but not that they are compatible with any intended use.</text:p>
          </table:table-cell>
          <table:table-cell table:style-name="ce13" office:value-type="string" calcext:value-type="string">
            <text:p>Warranty relating to the licences attached to publicly-available code components. Optional exclusion of liability for licence incompatibility (Customer takes risk of incompatibility).</text:p>
          </table:table-cell>
          <table:table-cell table:style-name="ce13" office:value-type="string" calcext:value-type="string">
            <text:p>[The Supplier warrants that[, so far as it is aware,] each component of Publicly Available Code incorporated in the Software is available under one of the licences specified in Appendix [3] and has documented the provenance of each such component [as set out in Appendix [1]][ The Supplier does not warrant that use, modification or distribution by the Customer of the Software will not infringe the rights of any third party, and no provision of this Agreement or implied term shall be construed as such a warranty].</text:p>
          </table:table-cell>
          <table:table-cell table:style-name="ce13" office:value-type="string" calcext:value-type="string">
            <text:p>The Supplier does not want to be responsible for ensuring licence compatibility, as the Customer will be much better placed to determine what its intended use is. Therefore, it's more practical for the Customer to specify a list of compatible licences, than having the Supplier do compatibility checks.</text:p>
          </table:table-cell>
          <table:table-cell table:style-name="ce13" office:value-type="string" calcext:value-type="string">
            <text:p>The Customer selects code</text:p>
          </table:table-cell>
          <table:table-cell table:style-name="ce13"/>
          <table:table-cell table:style-name="ce21" table:number-columns-repeated="18"/>
          <table:table-cell table:number-columns-repeated="998"/>
        </table:table-row>
        <table:table-row table:style-name="ro1">
          <table:table-cell table:style-name="ce7"/>
          <table:table-cell table:style-name="ce13" office:value-type="string" calcext:value-type="string">
            <text:p>Sweeper up warranty designed to ensure that code-selection for copyrights is within the ambit of the Supplier's services.</text:p>
          </table:table-cell>
          <table:table-cell table:style-name="ce13" office:value-type="string" calcext:value-type="string">
            <text:p>Supplier</text:p>
          </table:table-cell>
          <table:table-cell table:style-name="ce13" office:value-type="string" calcext:value-type="string">
            <text:p>Warranty that skill and care has been taken in component selection, so far as third party copyrights are concerned</text:p>
          </table:table-cell>
          <table:table-cell table:style-name="ce13" office:value-type="string" calcext:value-type="string">
            <text:p>[The Supplier warrants that it has taken reasonable skill and care in selecting publicly available components having regard to the non-infringement of third party copyrights [the Customer's Specified Use and the Customer's Specified Out-Licence], and has documented the provenance and licences applicable to such components [as set out in Appendix [1] and [2] [with reference to Appendix [3] where applicable]].]</text:p>
          </table:table-cell>
          <table:table-cell table:style-name="ce13" office:value-type="string" calcext:value-type="string">
            <text:p>This warranty is too vague, at least without qualification as to whether the licences which are attached to the components are compatible with the Customer's Specified Use or (preferably) the Customer's Specified Out-Licence.</text:p>
          </table:table-cell>
          <table:table-cell table:style-name="ce13" office:value-type="string" calcext:value-type="string">
            <text:p>The Supplier needs to be put under a practical obligation to make copyright compatibility/awareness part of its selection criteria.</text:p>
          </table:table-cell>
          <table:table-cell table:style-name="ce13"/>
          <table:table-cell table:style-name="ce21" table:number-columns-repeated="18"/>
          <table:table-cell table:number-columns-repeated="998"/>
        </table:table-row>
        <table:table-row table:style-name="ro5">
          <table:table-cell table:style-name="ce6"/>
          <table:table-cell table:style-name="ce13" office:value-type="string" calcext:value-type="string">
            <text:p>Publicly available code is incompatible with the Customer's Specified Use or Specified Out-Licence. By requiring the Customer to specify in this way, expectations are managed, and minds are focused. Note that 'Specified Use' may include internal use only with no possibility of distribution (which allows code to be mingled freely), or internal use only with interaction over a network externally, (which allows code to be mingled freely, unless network-aware licences like AGPL or OSL are employed).</text:p>
          </table:table-cell>
          <table:table-cell table:style-name="ce13" office:value-type="string" calcext:value-type="string">
            <text:p>Supplier (in relation to code and module assembly) and Customer (in ensuring that the code is only used for the Specified Use)</text:p>
          </table:table-cell>
          <table:table-cell table:style-name="ce13"/>
          <table:table-cell table:style-name="ce13" office:value-type="string" calcext:value-type="string">
            <text:p>The Supplier warrants that [so far as it is aware, but without having made any specific enquiry] the development of the Software, its delivery to the Customer and the Customer's modification, distribution and use of the Software within the Specified Use [or relicensing to third parties within the Specified Out-Licence]. shall not infringe the licences set out in Appendix [3]. The Customer acknowledges that use of the Software outside the scope of the Specified Use [and any distribution of the Software to a third party] may infringe third party rights.</text:p>
          </table:table-cell>
          <table:table-cell table:style-name="ce13" office:value-type="string" calcext:value-type="string">
            <text:p>This warranty places the onus on the Supplier (at least without the awareness qualification) to ensure compatibility, which can include a legal analysis of different licences. This may be outside the scope of the ability of the Supplier, or the scope of the services intended to be provided.</text:p>
          </table:table-cell>
          <table:table-cell table:style-name="ce13" office:value-type="string" calcext:value-type="string">
            <text:p>The Customer has taken time to specify either the licences to be used, or the Specified Use, and it is up to the Supplier to ensure that the Software complies with this requirement.</text:p>
          </table:table-cell>
          <table:table-cell table:style-name="ce13" office:value-type="string" calcext:value-type="string">
            <text:p>Code with incompatible licences can be intermingled, if there is no question of it being distributed (and, where relevant licences like AGPL and OSL are concerned, accessed externally over a network). If the Customer brief requires this, then it is sensible to include a clause in the agreement stating that the Supplier is acting as the agent of the Customer in authoring the code, to prevent the distribution of code from Supplier to Customer being a distribution. This is particularly important in jurisdictions (like the UK) with no work-for-hire doctrine. It is sensible also to consider present transfer of future rights. See 'Status of Supplier' below.</text:p>
          </table:table-cell>
          <table:table-cell table:style-name="ce21" table:number-columns-repeated="18"/>
          <table:table-cell table:number-columns-repeated="998"/>
        </table:table-row>
        <table:table-row table:style-name="ro6">
          <table:table-cell table:style-name="ce6" office:value-type="string" calcext:value-type="string">
            <text:p>Infringement by misuse of third party code by the Customer.</text:p>
          </table:table-cell>
          <table:table-cell table:style-name="ce13"/>
          <table:table-cell table:style-name="ce13" office:value-type="string" calcext:value-type="string">
            <text:p>Customer</text:p>
          </table:table-cell>
          <table:table-cell table:style-name="ce13"/>
          <table:table-cell table:style-name="ce13" office:value-type="string" calcext:value-type="string">
            <text:p>[The Customer is responsible for ensuring that its own subsequent use, modification and re-distribution of the software [outside the Specified Use] is in accordance with [the licences set out in Appendix [3]].</text:p>
          </table:table-cell>
          <table:table-cell table:style-name="ce13" office:value-type="string" calcext:value-type="string">
            <text:p>The Supplier is developing <text:s/>for the Customer. Therefore the Supplier is not to be concerned about out-licensing, outside the scope of the specified use. This is the Customer's issue. <text:s/>Any future or different uses would be subject to a future or different agreement.</text:p>
          </table:table-cell>
          <table:table-cell table:style-name="ce13" office:value-type="string" calcext:value-type="string">
            <text:p>The Customer may want to distribute in the future, and may want to out-license to customers etc. Also, passing around the group, or to the acquirer of the business may be “distribution” and therefore should be covered.</text:p>
          </table:table-cell>
          <table:table-cell table:style-name="ce13"/>
          <table:table-cell table:style-name="ce21" table:number-columns-repeated="18"/>
          <table:table-cell table:number-columns-repeated="998"/>
        </table:table-row>
        <table:table-row table:style-name="ro1">
          <table:table-cell table:style-name="ce6" office:value-type="string" calcext:value-type="string">
            <text:p>Bought-in proprietary code infringes third party copyright</text:p>
          </table:table-cell>
          <table:table-cell table:style-name="ce13" office:value-type="string" calcext:value-type="string">
            <text:p>A third party proprietary library may have a provenance issue – i.e. it obtains code which the supplier is not entitled to license This code may itself be proprietary, or it may be [F/OSS]</text:p>
          </table:table-cell>
          <table:table-cell table:style-name="ce13" office:value-type="string" calcext:value-type="string">
            <text:p>Supplier (through contractual relationship with provider of the proprietary code) (unless use of that component is nominated by the Customer – see above)</text:p>
          </table:table-cell>
          <table:table-cell table:style-name="ce13" office:value-type="string" calcext:value-type="string">
            <text:p>Indemnity/warranty from Supplier - but can Supplier obtain a back to back indemnity from the provider of that code? This chain may need to extend all the way up to the ultimate provider.</text:p>
          </table:table-cell>
          <table:table-cell table:style-name="ce13" office:value-type="string" calcext:value-type="string">
            <text:p>The Supplier [confirms that the licences under which the third party components of the Software are available [are contained within the list set out in Appendix [3] as amended from time to time by agreement between the parties]][will not be breached by the Customer's Specified Use][,permit the Customer to out-license the Software under the Specified Out-License] and that so far as it is aware [but not having made specific enquiry] the development of the Software and its delivery to the Customer do not infringe such licences. [The Customer is responsible for ensuring that its own subsequent use, modification and re-distribution of the software [outside the Specified Use] is in accordance with such licences.][The Supplier agrees to provide reasonable assistance to the Customer in passing the benefit of any warranties associated with such third party [proprietary] components to the Customer subject to the Customer's continued compliance with the licences applicable to such code.</text:p>
          </table:table-cell>
          <table:table-cell table:style-name="ce13" office:value-type="string" calcext:value-type="string">
            <text:p>Supplier to use reasonable skill and care in selecting code, but should not be liable for third party infringement. Similar to the supply of third party hardware. May offer to pass on any third party warranties available. May also be subject to the Customer complying with terms passed through by the Supplier.</text:p>
          </table:table-cell>
          <table:table-cell table:style-name="ce13" office:value-type="string" calcext:value-type="string">
            <text:p>Supplier is contracting to supply IPR, and should bear all the risk. How Supplier intends to source IPR should not be Customer's issue.</text:p>
          </table:table-cell>
          <table:table-cell table:style-name="ce13" office:value-type="string" calcext:value-type="string">
            <text:p>The third party code may infringe because it contains copyleft code, but the source is not made available. This may cause the customer to be the subject of, for example, a GPL violations claim, even if the customer wishes all the code to be available under the GPL, because it does not have access to the source. The customer's remedy may therefore be to compel the supplier to release the source (which may have to pass this requirement up the supply chain). This also suggests a circumstance where the customer insists on the source code being placed in escrow, and released if there is a third party GPL violations claim.</text:p>
          </table:table-cell>
          <table:table-cell table:style-name="ce21" table:number-columns-repeated="18"/>
          <table:table-cell table:number-columns-repeated="998"/>
        </table:table-row>
        <table:table-row table:style-name="ro1">
          <table:table-cell table:style-name="ce6" office:value-type="string" calcext:value-type="string">
            <text:p>Infringement of patent in Supplier Created Code</text:p>
          </table:table-cell>
          <table:table-cell table:style-name="ce13"/>
          <table:table-cell table:style-name="ce13" office:value-type="string" calcext:value-type="string">
            <text:p>Where Supplier has choice of implementation: Supplier. Where implementation is dictated by Customer's requirements: Customer</text:p>
          </table:table-cell>
          <table:table-cell table:style-name="ce13" office:value-type="string" calcext:value-type="string">
            <text:p>Right to change implementation, if implementation is determined by Supplier. Otherwise, risk is on Customer. May be possible to negotiate risk sharing. May be possible to get insurance? Audit rights?</text:p>
          </table:table-cell>
          <table:table-cell table:style-name="ce13" office:value-type="string" calcext:value-type="string">
            <text:p>The Supplier warrants that [so far as the Supplier is aware [not having made any enquiry]] the use by the Customer of the Software for its Specified Use [within [jurisdictions]] will not infringe any right which any third party may hold under any valid patent.</text:p>
          </table:table-cell>
          <table:table-cell table:style-name="ce13" office:value-type="string" calcext:value-type="string">
            <text:p>It is not economically feasible to undertake a patent clearance prior to implementation. If the implementation is dictated by the Customer's requirements, this should not affect liability. The existence of patents in the Customer's field of business (particularly of they are business-method patents) are part of the cost and risk of doing business in that sector, and the customer should be aware of, and take the risk, accordingly.</text:p>
          </table:table-cell>
          <table:table-cell table:style-name="ce13" office:value-type="string" calcext:value-type="string">
            <text:p>Supplier is contracting to supply IPR, and should bear all the risk. How Supplier intends to source IPR should not be Customer's issue.</text:p>
          </table:table-cell>
          <table:table-cell table:style-name="ce13"/>
          <table:table-cell table:style-name="ce21" table:number-columns-repeated="18"/>
          <table:table-cell table:number-columns-repeated="998"/>
        </table:table-row>
        <table:table-row table:style-name="ro7">
          <table:table-cell table:style-name="ce6" office:value-type="string" calcext:value-type="string">
            <text:p>Infringement of patent in publicly available code</text:p>
          </table:table-cell>
          <table:table-cell table:style-name="ce13"/>
          <table:table-cell table:style-name="ce13" office:value-type="string" calcext:value-type="string">
            <text:p>Where Supplier has choice of implementation: Supplier. Where implementation is dictated by Customer's requirements: Customer</text:p>
          </table:table-cell>
          <table:table-cell table:style-name="ce13" office:value-type="string" calcext:value-type="string">
            <text:p>Where implementation is dictated by Customer: Customer to bear risk. Otherwise, negotiated on a case by case basis.</text:p>
          </table:table-cell>
          <table:table-cell table:style-name="ce13" office:value-type="string" calcext:value-type="string">
            <text:p>&lt;none&gt;</text:p>
          </table:table-cell>
          <table:table-cell table:style-name="ce13" office:value-type="string" calcext:value-type="string">
            <text:p>It is not economically feasible to undertake a patent clearance prior to implementation. If the implementation is dictated by the Customer's requirements, this should not affect liability. If supplier has to accept some liability for patent infringement, Again there is the potential to insure against this in the UK at a high price and the additional costs of this would be passed through to the Customer.</text:p>
          </table:table-cell>
          <table:table-cell table:style-name="ce13" office:value-type="string" calcext:value-type="string">
            <text:p>Supplier is contracting to supply IPR, and should bear all the risk. How Supplier intends to source IPR should not be Customer's issue.</text:p>
          </table:table-cell>
          <table:table-cell table:style-name="ce13"/>
          <table:table-cell table:style-name="ce21" table:number-columns-repeated="18"/>
          <table:table-cell table:number-columns-repeated="998"/>
        </table:table-row>
        <table:table-row table:style-name="ro1">
          <table:table-cell table:style-name="ce6" office:value-type="string" calcext:value-type="string">
            <text:p>Infringement of patent in bought-in proprietary code</text:p>
          </table:table-cell>
          <table:table-cell table:style-name="ce13"/>
          <table:table-cell table:style-name="ce13" office:value-type="string" calcext:value-type="string">
            <text:p>Where Supplier has choice of implementation: Supplier. Where implementation is dictated by Customer's requirements: Customer</text:p>
          </table:table-cell>
          <table:table-cell table:style-name="ce13" office:value-type="string" calcext:value-type="string">
            <text:p>Where implementation is dictated by Customer: Customer to bear risk. Otherwise, negotiated on a case by case basis. Can Supplier obtain a back to back indemnity from the proprietary Supplier?</text:p>
          </table:table-cell>
          <table:table-cell table:style-name="ce13" office:value-type="string" calcext:value-type="string">
            <text:p>&lt;none&gt;</text:p>
          </table:table-cell>
          <table:table-cell table:style-name="ce13" office:value-type="string" calcext:value-type="string">
            <text:p>Supplier to use reasonable skill and care in selecting code, but should not be liable for third party infringement. Similar to the supply of third party hardware. May offer to pass on any third party warranties available, or to assist and again this may be subject to a pass through of third party restrictions.</text:p>
          </table:table-cell>
          <table:table-cell table:style-name="ce13" office:value-type="string" calcext:value-type="string">
            <text:p>Supplier is contracting to supply IPR, and should bear all the risk. How Supplier intends to source IPR should not be Customer's issue.</text:p>
          </table:table-cell>
          <table:table-cell table:style-name="ce13"/>
          <table:table-cell table:style-name="ce21" table:number-columns-repeated="18"/>
          <table:table-cell table:number-columns-repeated="998"/>
        </table:table-row>
        <table:table-row table:style-name="ro1">
          <table:table-cell table:style-name="ce6" office:value-type="string" calcext:value-type="string">
            <text:p>Trade secrets</text:p>
          </table:table-cell>
          <table:table-cell table:style-name="ce13"/>
          <table:table-cell table:style-name="ce13" office:value-type="string" calcext:value-type="string">
            <text:p>Supplier</text:p>
          </table:table-cell>
          <table:table-cell table:style-name="ce13"/>
          <table:table-cell table:style-name="ce13" office:value-type="string" calcext:value-type="string">
            <text:p>The Supplier warrants <text:s/>that, to the best of the Supplier's knowledge [but not having made any specific enquiry], its delivery [assignment/licence] to the Customer and use in accordance with this Agreement does not breach any obligations of confidentiality to a third party.</text:p>
          </table:table-cell>
          <table:table-cell table:style-name="ce13" table:number-columns-repeated="3"/>
          <table:table-cell table:style-name="ce21" table:number-columns-repeated="18"/>
          <table:table-cell table:number-columns-repeated="998"/>
        </table:table-row>
        <table:table-row table:style-name="ro1">
          <table:table-cell table:style-name="ce6" office:value-type="string" calcext:value-type="string">
            <text:p>Trademarks</text:p>
          </table:table-cell>
          <table:table-cell table:style-name="ce13"/>
          <table:table-cell table:style-name="ce13" office:value-type="string" calcext:value-type="string">
            <text:p>Customer</text:p>
          </table:table-cell>
          <table:table-cell table:style-name="ce13"/>
          <table:table-cell table:style-name="ce13" office:value-type="string" calcext:value-type="string">
            <text:p>For the avoidance of doubt nothing in this Agreement [except for clause []] is intended to grant any licence over any trade mark of the Supplier or its licensors. The Customer shall comply with the terms of the licences governing all third-party components comprised in the Software, which may include terms relating to trade marks.</text:p>
          </table:table-cell>
          <table:table-cell table:style-name="ce13" office:value-type="string" calcext:value-type="string">
            <text:p>The Customer may wish to use the Supplier's trade mark if the code is distributed (or accessed remotely). The parties may rely on trade mark law to tackle this, or incorporate an explicit licence permitting the use of the trade mark in relation to the Supplier's code only if it is not modified in any way.</text:p>
          </table:table-cell>
          <table:table-cell table:style-name="ce13" table:number-columns-repeated="2"/>
          <table:table-cell table:style-name="ce21" table:number-columns-repeated="18"/>
          <table:table-cell table:number-columns-repeated="998"/>
        </table:table-row>
        <table:table-row table:style-name="ro1">
          <table:table-cell table:style-name="ce6" office:value-type="string" calcext:value-type="string">
            <text:p>General Indemnity Wording</text:p>
          </table:table-cell>
          <table:table-cell table:style-name="ce13"/>
          <table:table-cell table:style-name="ce15" table:number-columns-repeated="2"/>
          <table:table-cell table:style-name="ce13" office:value-type="string" calcext:value-type="string">
            <text:p>The Supplier will indemnify and hold the Customer harmless on demand against any claim or loss arising as a consequence of a breach of any of the [above warranties – warranties set out in this clause].</text:p>
          </table:table-cell>
          <table:table-cell table:style-name="ce15" table:number-columns-repeated="2"/>
          <table:table-cell table:style-name="ce13"/>
          <table:table-cell table:style-name="ce21" table:number-columns-repeated="18"/>
          <table:table-cell table:number-columns-repeated="998"/>
        </table:table-row>
        <table:table-row table:style-name="ro1">
          <table:table-cell table:style-name="ce6" office:value-type="string" calcext:value-type="string">
            <text:p>Implied terms, pre-contractual representations</text:p>
          </table:table-cell>
          <table:table-cell table:style-name="ce13"/>
          <table:table-cell table:style-name="ce15" table:number-columns-repeated="2"/>
          <table:table-cell table:style-name="ce13" office:value-type="string" calcext:value-type="string">
            <text:p>Except as expressly set out in this Agreement, the Supplier makes no representations or warranties in respect of or in connection with the Software or its use. All other representations, warranties, conditions or other terms which might have effect between the parties or be implied or incorporated into this Agreement or any collateral contract, whether by virtue of statute, common law or otherwise, are hereby excluded to the maximum extent permitted by law, including, without limitation, implied conditions, warranties or other terms as to satisfactory quality, merchantability, fitness for purpose or the use of reasonable skill and care.</text:p>
          </table:table-cell>
          <table:table-cell table:style-name="ce15" table:number-columns-repeated="2"/>
          <table:table-cell table:style-name="ce13"/>
          <table:table-cell table:style-name="ce21" table:number-columns-repeated="18"/>
          <table:table-cell table:number-columns-repeated="998"/>
        </table:table-row>
        <table:table-row table:style-name="ro1">
          <table:table-cell table:style-name="ce6" office:value-type="string" calcext:value-type="string">
            <text:p>Conduct of Claim</text:p>
          </table:table-cell>
          <table:table-cell table:style-name="ce13"/>
          <table:table-cell table:style-name="ce15" table:number-columns-repeated="2"/>
          <table:table-cell table:style-name="ce13" office:value-type="string" calcext:value-type="string">
            <text:p>The Customer shall notify the Supplier promptly (“a Claim Notice”) should it receive any claim that any portion of the code delivered under this Agreement infringes the rights of any third party, or where it otherwise has reason to believe that it does so. The Supplier's obligation to indemnify the Customer under [clause [ ]] in connection with a claim against the Customer by a third party is subject to: (a) the Customer promptly serving a Claim Notice; (b) the Customer not making any admission as to liability or compromising or agreeing to any settlement of any such claim without the prior written consent of the Supplier[, which consent shall not be unreasonably withheld or delayed]; (c) at the Supplier's written request and at its own expense, the Supplier having the conduct of and the right to settle all negotiations and litigation arising from such claim; and (d) at the Supplier’s request and expense, the Customer giving the Supplier all reasonable assistance in connection with such negotiations and litigation. [The Customer shall take all reasonable steps to mitigate its loss arising from any default of the Supplier]</text:p>
          </table:table-cell>
          <table:table-cell table:style-name="ce15" table:number-columns-repeated="2"/>
          <table:table-cell table:style-name="ce13"/>
          <table:table-cell table:style-name="ce21" table:number-columns-repeated="18"/>
          <table:table-cell table:number-columns-repeated="998"/>
        </table:table-row>
        <table:table-row table:style-name="ro1">
          <table:table-cell table:style-name="ce8" office:value-type="string" calcext:value-type="string">
            <text:p>Access to VCS repository</text:p>
          </table:table-cell>
          <table:table-cell table:style-name="ce14" table:number-columns-repeated="3"/>
          <table:table-cell table:style-name="ce14" office:value-type="string" calcext:value-type="string">
            <text:p>The Supplier undertakes that it will [during the Term] allow the Customer [read-only] access to the [VCS Repository].</text:p>
          </table:table-cell>
          <table:table-cell table:style-name="ce14" table:number-columns-repeated="3"/>
          <table:table-cell table:style-name="ce21" table:number-columns-repeated="18"/>
          <table:table-cell table:number-columns-repeated="998"/>
        </table:table-row>
        <table:table-row table:style-name="ro1">
          <table:table-cell table:style-name="ce8" office:value-type="string" calcext:value-type="string">
            <text:p>Replace or Re-write</text:p>
          </table:table-cell>
          <table:table-cell table:style-name="ce14" table:number-columns-repeated="3"/>
          <table:table-cell table:style-name="ce14" office:value-type="string" calcext:value-type="string">
            <text:p>The Supplier may at any time replace any part of the code (“the Original Portion”) delivered under this Agreement where it reasonably believes that such code infringes the rights of any third party or where a claim of such infringement has been made, provided that such replacement code materially complies with the Specification. The Supplier shall cease to be liable to the Customer for any claim relating to the Original Portion to the extent that it arises after delivery of the Replacement Code, except where such claims apply to items already created or manufactured and currently being deployed to market.</text:p>
          </table:table-cell>
          <table:table-cell table:style-name="ce14" table:number-columns-repeated="3"/>
          <table:table-cell table:style-name="ce21" table:number-columns-repeated="18"/>
          <table:table-cell table:number-columns-repeated="998"/>
        </table:table-row>
        <table:table-row table:style-name="ro1">
          <table:table-cell table:style-name="ce8" office:value-type="string" calcext:value-type="string">
            <text:p>Licence of Collective Work</text:p>
          </table:table-cell>
          <table:table-cell table:style-name="ce14" office:value-type="string" calcext:value-type="string">
            <text:p>The Software is likely to consist of a number of components, and the list of components itself will amount to a collective work. Although in many jurisdictions, the collective work will be implied, in some jurisdictions, e.g. Spain, it may need to be explicitly granted. Note also that the GPL may not be an appropriate licence for a collective work – FDL, or creative commons may be more appropriate as they do not introduce source code complications.</text:p>
          </table:table-cell>
          <table:table-cell table:style-name="ce14" table:number-columns-repeated="2"/>
          <table:table-cell table:style-name="ce14" office:value-type="string" calcext:value-type="string">
            <text:p>The Supplier acknowledges that the combination of the components within the Software constitutes a collective work. The Supplier hereby grants a non-exclusive licence to such collective work to the Licensee [consistent with the rest of this Agreement][consistent with the Specified Use]</text:p>
          </table:table-cell>
          <table:table-cell table:style-name="ce14" table:number-columns-repeated="3"/>
          <table:table-cell table:style-name="ce21" table:number-columns-repeated="18"/>
          <table:table-cell table:number-columns-repeated="998"/>
        </table:table-row>
        <table:table-row table:style-name="ro1">
          <table:table-cell table:style-name="ce8" office:value-type="string" calcext:value-type="string">
            <text:p>Limitations and exclusions of liability</text:p>
          </table:table-cell>
          <table:table-cell table:style-name="ce14" table:number-columns-repeated="3"/>
          <table:table-cell table:style-name="ce14" office:value-type="string" calcext:value-type="string">
            <text:p>The Supplier's liability under or in connection with this Agreement (whether in contract, tort (including negligence) or otherwise) is limited as follows: (a) the Supplier will have no liability for any loss of profits, loss of business, loss of goodwill, loss of anticipated savings, loss of or corruption to data or for any indirect or consequential loss or damage; and (b) the maximum aggregate amount of any such liability which is not excluded by (a) shall be [ ]. Nothing in this Agreement shall limit the Supplier's liability for death or personal injury or arising as a result of fraud.</text:p>
          </table:table-cell>
          <table:table-cell table:style-name="ce14" office:value-type="string" calcext:value-type="string">
            <text:p>On a risk and reward basis the Supplier will wish to limit to the fees for the specific project.</text:p>
          </table:table-cell>
          <table:table-cell table:style-name="ce14" table:number-columns-repeated="2"/>
          <table:table-cell table:style-name="ce21" table:number-columns-repeated="18"/>
          <table:table-cell table:number-columns-repeated="998"/>
        </table:table-row>
        <table:table-row table:style-name="ro1">
          <table:table-cell table:style-name="ce8" office:value-type="string" calcext:value-type="string">
            <text:p>Status of Supplier</text:p>
          </table:table-cell>
          <table:table-cell table:style-name="ce14" office:value-type="string" calcext:value-type="string">
            <text:p>This needs to be considered carefully in the context of each licence. Generally, the Supplier will want to be providing services to the Customer, rather than deliverables. This has issues for distribution, acquired rights directive, liability.</text:p>
          </table:table-cell>
          <table:table-cell table:style-name="ce14" table:number-columns-repeated="2"/>
          <table:table-cell table:style-name="ce14" office:value-type="string" calcext:value-type="string">
            <text:p>The Supplier is [an independent contractor][acts as Agent for the Customer in developing <text:s/>the Software]</text:p>
          </table:table-cell>
          <table:table-cell table:style-name="ce14" table:number-columns-repeated="3"/>
          <table:table-cell table:style-name="ce21" table:number-columns-repeated="18"/>
          <table:table-cell table:number-columns-repeated="998"/>
        </table:table-row>
        <table:table-row table:style-name="ro1">
          <table:table-cell table:style-name="ce8" office:value-type="string" calcext:value-type="string">
            <text:p>Failure of software to meet specification: Supplier created</text:p>
          </table:table-cell>
          <table:table-cell table:style-name="ce14" office:value-type="string" calcext:value-type="string">
            <text:p>Note that the source is automatically available. No need for escrow. More natural to have documentation available.</text:p>
          </table:table-cell>
          <table:table-cell table:style-name="ce14" office:value-type="string" calcext:value-type="string">
            <text:p>Supplier</text:p>
          </table:table-cell>
          <table:table-cell table:style-name="ce14" office:value-type="string" calcext:value-type="string">
            <text:p>Warranty from Supplier + ability to re-write non-performing code</text:p>
          </table:table-cell>
          <table:table-cell table:style-name="ce14" office:value-type="string" calcext:value-type="string">
            <text:p>To the extent that any Supplier-Created Code fails to meet the Specification, the Supplier shall during the Warranty Period [replace such Supplier Created Code with code that is compliant][insert SLA]</text:p>
          </table:table-cell>
          <table:table-cell table:style-name="ce14" office:value-type="string" calcext:value-type="string">
            <text:p>Offer SLA? Maintenance agreement. Warranty period. Source is automatically available</text:p>
          </table:table-cell>
          <table:table-cell table:style-name="ce14" office:value-type="string" calcext:value-type="string">
            <text:p>Warranty that Software will perform to specification.</text:p>
          </table:table-cell>
          <table:table-cell table:style-name="ce13"/>
          <table:table-cell table:style-name="ce21" table:number-columns-repeated="18"/>
          <table:table-cell table:number-columns-repeated="998"/>
        </table:table-row>
        <table:table-row table:style-name="ro1">
          <table:table-cell table:style-name="ce8" office:value-type="string" calcext:value-type="string">
            <text:p>Failure of software to meet specification: publicly available</text:p>
          </table:table-cell>
          <table:table-cell table:style-name="ce14"/>
          <table:table-cell table:style-name="ce14" office:value-type="string" calcext:value-type="string">
            <text:p>Supplier, generally</text:p>
          </table:table-cell>
          <table:table-cell table:style-name="ce14" office:value-type="string" calcext:value-type="string">
            <text:p>Warranty (negotiated) from Supplier + ability to re-write non-performing code</text:p>
          </table:table-cell>
          <table:table-cell table:style-name="ce14" office:value-type="string" calcext:value-type="string">
            <text:p>To the extent that any Publicly-Available Code fails to meet the Specification, the Supplier shall during the Warranty Period [replace such Publicly Available Code with code that is compliant][insert SLA]</text:p>
          </table:table-cell>
          <table:table-cell table:style-name="ce14" office:value-type="string" calcext:value-type="string">
            <text:p>The Supplier should not be responsible for the performance of third party code.</text:p>
          </table:table-cell>
          <table:table-cell table:style-name="ce14" office:value-type="string" calcext:value-type="string">
            <text:p>The Customer should not be concerned about how the Supplier opts to select code. Further, for Publicly-Available Code, the Supplier has access to the source, and can therefore treat that code as simply a more-rapidly-developed version of its own code. There is therefore no reason why it cannot give a warranty.</text:p>
          </table:table-cell>
          <table:table-cell table:style-name="ce13"/>
          <table:table-cell table:style-name="ce21" table:number-columns-repeated="18"/>
          <table:table-cell table:number-columns-repeated="998"/>
        </table:table-row>
        <table:table-row table:style-name="ro1">
          <table:table-cell table:style-name="ce8" office:value-type="string" calcext:value-type="string">
            <text:p>Failure of software to meet specification: proprietary</text:p>
          </table:table-cell>
          <table:table-cell table:style-name="ce14"/>
          <table:table-cell table:style-name="ce14" office:value-type="string" calcext:value-type="string">
            <text:p>Original supplier - can supplier pass on warranties etc?</text:p>
          </table:table-cell>
          <table:table-cell table:style-name="ce14" office:value-type="string" calcext:value-type="string">
            <text:p>Back to back warranty from supplier, or mechanism to enable customer to benefit from original suppliers' warranties (agency, third party beneficiary, collateral warranty)</text:p>
          </table:table-cell>
          <table:table-cell table:style-name="ce14" office:value-type="string" calcext:value-type="string">
            <text:p>The Supplier shall take reasonable steps to assist the Customer with the enforcement of any warranties applicable to proprietary code, but shall [except to the extent that no reasonable supplier could have specified the use of such code] not otherwise be liable for any failure of any third party code to reach Specification.</text:p>
          </table:table-cell>
          <table:table-cell table:style-name="ce14" office:value-type="string" calcext:value-type="string">
            <text:p>Industry standard to use third party code. Depends on type of code (OS/database engine/library/Embedded component)</text:p>
          </table:table-cell>
          <table:table-cell table:style-name="ce14" office:value-type="string" calcext:value-type="string">
            <text:p>Software should perform to specification.</text:p>
          </table:table-cell>
          <table:table-cell table:style-name="ce14"/>
          <table:table-cell table:style-name="ce21" table:number-columns-repeated="18"/>
          <table:table-cell table:number-columns-repeated="998"/>
        </table:table-row>
        <table:table-row table:style-name="ro1" table:number-rows-repeated="975">
          <table:table-cell table:style-name="ce9" table:number-columns-repeated="26"/>
          <table:table-cell table:number-columns-repeated="998"/>
        </table:table-row>
        <table:table-row table:style-name="ro8" table:number-rows-repeated="1047571">
          <table:table-cell table:number-columns-repeated="1024"/>
        </table:table-row>
        <table:table-row table:style-name="ro8">
          <table:table-cell table:number-columns-repeated="1024"/>
        </table:table-row>
        <table:named-expressions>
          <table:named-range table:name="Print_Area" table:base-cell-address="$'Risk Grid'.$A$1" table:cell-range-address="$'Risk Grid'.$A$5:.$H$36"/>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39.66pt" fo:margin-bottom="56.69pt" fo:margin-left="56.69pt" fo:margin-right="56.69pt" style:print-page-order="ltr" style:first-page-number="continue" loext:scale-to-X="1"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Risk_20_Grid" style:display-name="PageStyle_Risk Gri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6" meta:object-count="0"/>
    <meta:generator>LibreOfficeDev/6.0.5.2$Linux_X86_64 LibreOffice_project/</meta:generator>
  </office:meta>
</office:document-meta>
</file>